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48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66ff66"/>
    </style:style>
    <style:style style:name="ce103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#ffcc00"/>
    </style:style>
    <style:style style:name="ce10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66ccff"/>
    </style:style>
    <style:style style:name="ce107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cccccc" fo:border="2.49pt solid #000000"/>
    </style:style>
    <style:style style:name="ce9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ffff"/>
    </style:style>
    <style:style style:name="ce111" style:family="table-cell" style:parent-style-name="Default">
      <style:table-cell-properties fo:background-color="#99ff66"/>
    </style:style>
    <style:style style:name="ce134" style:family="table-cell" style:parent-style-name="Default">
      <style:table-cell-properties fo:background-color="#ff9900"/>
    </style:style>
    <style:style style:name="ce135" style:family="table-cell" style:parent-style-name="Default">
      <style:table-cell-properties fo:background-color="#ffff99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3" office:value-type="string" calcext:value-type="string">
            <text:p>HIGH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Moderate</text:p>
          </table:table-cell>
          <table:table-cell table:style-name="ce44" office:value-type="string" calcext:value-type="string">
            <text:p>page</text:p>
          </table:table-cell>
          <table:table-cell table:style-name="ce45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2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9"/>
        <table:table-column table:style-name="co28" table:default-cell-style-name="ce49"/>
        <table:table-column table:style-name="co29" table:default-cell-style-name="ce49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9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24" table:default-cell-style-name="ce49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6"/>
          <table:covered-table-cell table:style-name="ce76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6" office:value-type="string" calcext:value-type="string" table:number-columns-spanned="3" table:number-rows-spanned="1">
            <text:p>CPP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C#</text:p>
          </table:table-cell>
          <table:covered-table-cell table:number-columns-repeated="2" table:style-name="ce76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6" office:value-type="string" calcext:value-type="string" table:number-columns-spanned="3" table:number-rows-spanned="1">
            <text:p>C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Java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Go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Python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WEB</text:p>
          </table:table-cell>
          <table:covered-table-cell table:number-columns-repeated="2" table:style-name="ce76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9" office:value-type="string" calcext:value-type="string">
            <text:p>Introduction to Algorithms</text:p>
          </table:table-cell>
          <table:table-cell table:style-name="ce49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2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199" calcext:value-type="float">
            <text:p>199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2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2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2" office:value-type="string" calcext:value-type="string">
            <text:p>complete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9" table:number-columns-repeated="3"/>
          <table:table-cell table:style-name="ce49" office:value-type="string" calcext:value-type="string">
            <text:p>binary games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114"/>
        <table:table-column table:style-name="co2" table:default-cell-style-name="Default"/>
        <table:table-row table:style-name="ro1">
          <table:table-cell table:style-name="ce49"/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Intro AI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Agent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lan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Search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ogic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Uncertaint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Machine Lear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5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5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5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Natural Languag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obotic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ercepti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hilosoph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isp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rolog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C++/Java/Pyth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eferenc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23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0" office:value-type="string" calcext:value-type="string">
            <text:p>Ricky T. Q. Chen*, Yulia Rubanova*, Jesse Bettencourt*, David Duvenaud</text:p>
          </table:table-cell>
          <table:table-cell table:style-name="ce120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18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21" office:value-type="string" calcext:value-type="string">
            <text:p>Hiroshi Inoue</text:p>
          </table:table-cell>
          <table:table-cell table:style-name="ce121"/>
          <table:table-cell table:style-name="ce123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3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23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4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3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23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3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22" office:value-type="string" calcext:value-type="string">
            <text:p>may – dec 2019</text:p>
          </table:table-cell>
          <table:table-cell table:style-name="ce123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23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23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19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6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0" table:number-columns-repeated="2"/>
          <table:table-cell table:style-name="ce129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 office:value-type="string" calcext:value-type="string">
            <text:p>How Google's AlphaGo Beat a Go World Champion</text:p>
          </table:table-cell>
          <table:table-cell table:style-name="ce121" table:number-columns-repeated="2"/>
          <table:table-cell table:style-name="ce129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0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9"/>
        <table:table-column table:style-name="co2" table:number-columns-repeated="7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0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/>
          <table:table-cell table:style-name="ce121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7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3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4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3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1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1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1"/>
        </table:table-row>
        <table:table-row table:style-name="ro1">
          <table:table-cell table:style-name="ce131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1" table:number-columns-repeated="2"/>
          <table:table-cell table:style-name="ce131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1"/>
          <table:table-cell table:style-name="ce131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1"/>
          <table:table-cell table:number-columns-repeated="2"/>
          <table:table-cell table:style-name="ce131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5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6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0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3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3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3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6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17:03:58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5DT9H43M37S</meta:editing-duration>
    <meta:editing-cycles>913</meta:editing-cycles>
    <meta:generator>LibreOffice/7.6.1.2$Windows_X86_64 LibreOffice_project/f5defcebd022c5bc36bbb79be232cb6926d8f674</meta:generator>
    <dc:date>2024-03-12T17:04:08.244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